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0A0000000ADFBE81A4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2323dc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2323dc" draw:marker-start-width="0.356cm" draw:marker-end-width="0.356cm" draw:fill="none" draw:fill-color="#ffffff" draw:textarea-horizontal-align="left" draw:auto-grow-height="true" draw:auto-grow-width="true" fo:min-height="0.649cm" fo:min-width="3.389cm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Fine_20_Dott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7" style:family="graphic" style:parent-style-name="standard">
      <style:graphic-properties draw:stroke="none" draw:fill="solid" draw:fill-color="#663300" draw:textarea-horizontal-align="center" draw:textarea-vertical-align="middle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5cm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cc6633" draw:fill="solid" draw:fill-color="#663300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Fine_20_Dashed_20__28_var_29_"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39cm"/>
    </style:style>
    <style:style style:name="gr16" style:family="graphic" style:parent-style-name="standard">
      <style:graphic-properties draw:stroke="dash" draw:stroke-dash="Fine_20_Dashed_20__28_var_29_" svg:stroke-width="0.102cm" svg:stroke-color="#2323dc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2323dc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2323dc" fo:font-family="Courier" style:font-family-generic="modern" style:font-pitch="fixed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color="#000000" fo:font-size="14pt" fo:font-style="normal" style:font-size-asian="14pt" style:font-style-asian="normal" style:font-size-complex="14pt" style:font-style-complex="normal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2323dc"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4" style:family="text">
      <style:text-properties fo:font-family="'Liberation Sans'" style:font-family-generic="roman" style:font-pitch="variable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5" style:family="text">
      <style:text-properties fo:color="#2323dc" fo:font-family="Courier" style:font-family-generic="modern" style:font-pitch="fixed" fo:font-size="18pt"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2323dc" fo:font-family="Courier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5.737cm" presentation:class="title" presentation:user-transformed="true">
          <draw:text-box>
            <text:p>Method: ChimPip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1" draw:layer="layout" svg:width="7.314cm" svg:height="1.607cm" svg:x="8.935cm" svg:y="3.362cm">
          <draw:text-box>
            <text:p text:style-name="P1"><text:span text:style-name="T1">RNA-seq mapping pipeline</text:span></text:p>
            <text:p text:style-name="P1"><text:span text:style-name="T1">(GEM tools)</text:span></text:p>
          </draw:text-box>
        </draw:frame>
        <draw:custom-shape draw:style-name="gr3" draw:text-style-name="P1" draw:layer="layout" svg:width="4.572cm" svg:height="1.016cm" svg:x="3.565cm" svg:y="1.004cm">
          <text:p text:style-name="P1"><text:span text:style-name="T1">Gen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572cm" svg:height="1.202cm" svg:x="17.547cm" svg:y="0.911cm">
          <text:p text:style-name="P1"><text:span text:style-name="T1">Transcript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96cm" svg:height="1.38cm" svg:x="10.188cm" svg:y="0.822cm">
          <text:p text:style-name="P1"><text:span text:style-name="T1">RNA-seq PE read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826cm" svg:height="1.118cm" svg:x="10.715cm" svg:y="6.302cm">
          <text:p text:style-name="P2"><text:span text:style-name="T2">Mapped rea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529cm" svg:height="1.716cm" svg:x="15.844cm" svg:y="8.388cm">
          <text:p text:style-name="P1"><text:span text:style-name="T1">Reads mapping with </text:span></text:p>
          <text:p text:style-name="P1"><text:span text:style-name="T3">≥</text:span><text:span text:style-name="T4"> </text:span><text:span text:style-name="T4">5 misma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115cm" svg:height="1.775cm" svg:x="16.749cm" svg:y="10.844cm">
          <draw:text-box>
            <text:p text:style-name="P2"><text:span text:style-name="T2">RNA-seq split-mapping</text:span></text:p>
            <text:p text:style-name="P2"><text:span text:style-name="T2">(GEM)</text:span></text:p>
          </draw:text-box>
        </draw:frame>
        <draw:custom-shape draw:style-name="gr3" draw:text-style-name="P1" draw:layer="layout" svg:width="7.256cm" svg:height="1.778cm" svg:x="3.16cm" svg:y="8.616cm">
          <text:p text:style-name="P1"><text:span text:style-name="T1">Unique reads with </text:span></text:p>
          <text:p text:style-name="P1"><text:span text:style-name="T3">≤</text:span><text:span text:style-name="T4"> </text:span><text:span text:style-name="T4">4 misma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256cm" svg:height="1.778cm" svg:x="16.79cm" svg:y="13.376cm">
          <text:p text:style-name="P1"><text:span text:style-name="T1">Unique reads mapping</text:span></text:p>
          <text:p text:style-name="P1"><text:span text:style-name="T1">in 2 block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draw:layer="layout" svg:width="4.414cm" svg:height="1.086cm" svg:x="11.093cm" svg:y="16.747cm">
          <draw:text-box>
            <text:p text:style-name="P2"><text:span text:style-name="T5">Chimsplice</text:span></text:p>
          </draw:text-box>
        </draw:frame>
        <draw:custom-shape draw:style-name="gr3" draw:text-style-name="P1" draw:layer="layout" svg:width="5.76cm" svg:height="1.353cm" svg:x="10.502cm" svg:y="19.011cm">
          <text:p text:style-name="P1"><text:span text:style-name="T1">Chimeric jun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234cm" svg:y1="2.25cm" svg:x2="11.016cm" svg:y2="3.362cm">
          <text:p/>
        </draw:line>
        <draw:line draw:style-name="gr5" draw:text-style-name="P2" draw:layer="layout" svg:x1="6.734cm" svg:y1="13.959cm" svg:x2="13.181cm" svg:y2="16.747cm">
          <text:p/>
        </draw:line>
        <draw:line draw:style-name="gr5" draw:text-style-name="P2" draw:layer="layout" svg:x1="19.891cm" svg:y1="2.113cm" svg:x2="15.057cm" svg:y2="3.362cm">
          <text:p/>
        </draw:line>
        <draw:line draw:style-name="gr5" draw:text-style-name="P2" draw:layer="layout" svg:x1="13.282cm" svg:y1="17.833cm" svg:x2="13.282cm" svg:y2="18.939cm">
          <text:p/>
        </draw:line>
        <draw:custom-shape draw:style-name="gr3" draw:text-style-name="P1" draw:layer="layout" svg:width="7.256cm" svg:height="1.778cm" svg:x="3.16cm" svg:y="11.876cm">
          <text:p text:style-name="P1"><text:span text:style-name="T1">Reads mapping</text:span></text:p>
          <text:p text:style-name="P1"><text:span text:style-name="T1">in 2 bloc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094cm" svg:y1="2.202cm" svg:x2="13.094cm" svg:y2="3.362cm">
          <text:p/>
        </draw:line>
        <draw:line draw:style-name="gr5" draw:text-style-name="P2" draw:layer="layout" svg:x1="13.094cm" svg:y1="5.102cm" svg:x2="13.094cm" svg:y2="6.262cm">
          <text:p/>
        </draw:line>
        <draw:line draw:style-name="gr5" draw:text-style-name="P2" draw:layer="layout" svg:x1="13.145cm" svg:y1="7.42cm" svg:x2="6.734cm" svg:y2="8.554cm">
          <text:p/>
        </draw:line>
        <draw:line draw:style-name="gr5" draw:text-style-name="P2" draw:layer="layout" svg:x1="6.682cm" svg:y1="10.433cm" svg:x2="6.682cm" svg:y2="11.839cm">
          <text:p/>
        </draw:line>
        <draw:line draw:style-name="gr5" draw:text-style-name="P2" draw:layer="layout" svg:x1="13.495cm" svg:y1="7.42cm" svg:x2="20.228cm" svg:y2="8.388cm">
          <text:p/>
        </draw:line>
        <draw:line draw:style-name="gr5" draw:text-style-name="P2" draw:layer="layout" svg:x1="20.345cm" svg:y1="15.449cm" svg:x2="13.686cm" svg:y2="16.747cm">
          <text:p/>
        </draw:line>
        <draw:line draw:style-name="gr5" draw:text-style-name="P2" draw:layer="layout" svg:x1="20.294cm" svg:y1="10.102cm" svg:x2="20.294cm" svg:y2="10.844cm">
          <text:p/>
        </draw:line>
        <draw:line draw:style-name="gr5" draw:text-style-name="P2" draw:layer="layout" svg:x1="20.294cm" svg:y1="12.602cm" svg:x2="20.294cm" svg:y2="13.344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line draw:style-name="gr6" draw:text-style-name="P2" draw:layer="layout" svg:x1="7.066cm" svg:y1="15.512cm" svg:x2="14.686cm" svg:y2="15.512cm">
          <text:p/>
        </draw:line>
        <draw:line draw:style-name="gr6" draw:text-style-name="P2" draw:layer="layout" svg:x1="7.066cm" svg:y1="14.212cm" svg:x2="14.686cm" svg:y2="14.212cm">
          <text:p/>
        </draw:line>
        <draw:line draw:style-name="gr6" draw:text-style-name="P2" draw:layer="layout" svg:x1="7.066cm" svg:y1="13.612cm" svg:x2="14.686cm" svg:y2="13.612cm">
          <text:p/>
        </draw:line>
        <draw:rect draw:style-name="gr7" draw:text-style-name="P2" draw:layer="layout" svg:width="3.81cm" svg:height="0.298cm" svg:x="8.47cm" svg:y="2.643cm">
          <text:p/>
        </draw:rect>
        <draw:line draw:style-name="gr8" draw:text-style-name="P2" draw:layer="layout" svg:x1="2.118cm" svg:y1="4.719cm" svg:x2="19.644cm" svg:y2="4.719cm">
          <text:p/>
        </draw:line>
        <draw:rect draw:style-name="gr7" draw:text-style-name="P2" draw:layer="layout" svg:width="2.228cm" svg:height="0.298cm" svg:x="4.225cm" svg:y="4.363cm">
          <text:p/>
        </draw:rect>
        <draw:rect draw:style-name="gr7" draw:text-style-name="P2" draw:layer="layout" svg:width="1.391cm" svg:height="0.298cm" svg:x="14.025cm" svg:y="4.363cm">
          <text:p/>
        </draw:rect>
        <draw:frame draw:style-name="gr9" draw:text-style-name="P6" draw:layer="layout" svg:width="6.35cm" svg:height="1.195cm" svg:x="34.15cm" svg:y="-5.116cm">
          <draw:text-box>
            <text:p><text:span text:style-name="T6">genome</text:span></text:p>
          </draw:text-box>
        </draw:frame>
        <draw:line draw:style-name="gr10" draw:text-style-name="P2" draw:layer="layout" svg:x1="8.47cm" svg:y1="2.941cm" svg:x2="4.225cm" svg:y2="4.363cm">
          <text:p/>
        </draw:line>
        <draw:line draw:style-name="gr10" draw:text-style-name="P2" draw:layer="layout" svg:x1="10.753cm" svg:y1="2.941cm" svg:x2="6.465cm" svg:y2="4.363cm">
          <text:p/>
        </draw:line>
        <draw:line draw:style-name="gr10" draw:text-style-name="P2" draw:layer="layout" svg:x1="10.62cm" svg:y1="2.941cm" svg:x2="14.025cm" svg:y2="4.363cm">
          <text:p/>
        </draw:line>
        <draw:line draw:style-name="gr10" draw:text-style-name="P2" draw:layer="layout" svg:x1="12.28cm" svg:y1="2.941cm" svg:x2="15.416cm" svg:y2="4.363cm">
          <text:p/>
        </draw:line>
        <draw:line draw:style-name="gr6" draw:text-style-name="P2" draw:layer="layout" svg:x1="7.066cm" svg:y1="13.012cm" svg:x2="14.686cm" svg:y2="13.012cm">
          <text:p/>
        </draw:line>
        <draw:rect draw:style-name="gr7" draw:text-style-name="P2" draw:layer="layout" svg:width="2.228cm" svg:height="0.298cm" svg:x="4.826cm" svg:y="12.863cm">
          <text:p/>
        </draw:rect>
        <draw:rect draw:style-name="gr11" draw:text-style-name="P2" draw:layer="layout" svg:width="1.391cm" svg:height="0.298cm" svg:x="14.626cm" svg:y="12.863cm">
          <text:p/>
        </draw:rect>
        <draw:rect draw:style-name="gr7" draw:text-style-name="P2" draw:layer="layout" svg:width="2.07cm" svg:height="0.298cm" svg:x="4.984cm" svg:y="13.463cm">
          <text:p/>
        </draw:rect>
        <draw:rect draw:style-name="gr11" draw:text-style-name="P2" draw:layer="layout" svg:width="1.649cm" svg:height="0.298cm" svg:x="14.627cm" svg:y="13.463cm">
          <text:p/>
        </draw:rect>
        <draw:rect draw:style-name="gr7" draw:text-style-name="P2" draw:layer="layout" svg:width="1.794cm" svg:height="0.258cm" svg:x="5.26cm" svg:y="14.083cm">
          <text:p/>
        </draw:rect>
        <draw:rect draw:style-name="gr11" draw:text-style-name="P2" draw:layer="layout" svg:width="1.86cm" svg:height="0.298cm" svg:x="14.628cm" svg:y="14.063cm">
          <text:p/>
        </draw:rect>
        <draw:rect draw:style-name="gr7" draw:text-style-name="P2" draw:layer="layout" svg:width="2.228cm" svg:height="0.298cm" svg:x="4.826cm" svg:y="15.363cm">
          <text:p/>
        </draw:rect>
        <draw:rect draw:style-name="gr7" draw:text-style-name="P2" draw:layer="layout" svg:width="1.86cm" svg:height="0.298cm" svg:x="14.628cm" svg:y="15.363cm">
          <text:p/>
        </draw:rect>
        <draw:g>
          <draw:line draw:style-name="gr12" draw:text-style-name="P2" draw:layer="layout" svg:x1="17.96cm" svg:y1="12.723cm" svg:x2="17.96cm" svg:y2="14.628cm">
            <text:p/>
          </draw:line>
          <draw:line draw:style-name="gr12" draw:text-style-name="P2" draw:layer="layout" svg:x1="17.96cm" svg:y1="12.723cm" svg:x2="17.325cm" svg:y2="12.723cm">
            <text:p/>
          </draw:line>
          <draw:line draw:style-name="gr12" draw:text-style-name="P2" draw:layer="layout" svg:x1="17.961cm" svg:y1="14.623cm" svg:x2="17.326cm" svg:y2="14.623cm">
            <text:p/>
          </draw:line>
          <draw:line draw:style-name="gr12" draw:text-style-name="P2" draw:layer="layout" svg:x1="17.96cm" svg:y1="13.793cm" svg:x2="18.189cm" svg:y2="13.788cm">
            <text:p/>
          </draw:line>
        </draw:g>
        <draw:frame draw:style-name="gr13" draw:text-style-name="P7" draw:layer="layout" svg:width="8.105cm" svg:height="0.962cm" svg:x="18.295cm" svg:y="13.341cm">
          <draw:text-box>
            <text:p><text:span text:style-name="T7">3 staggered split-mappings</text:span></text:p>
          </draw:text-box>
        </draw:frame>
        <draw:frame draw:style-name="gr13" draw:text-style-name="P7" draw:layer="layout" svg:width="9.367cm" svg:height="0.962cm" svg:x="17.525cm" svg:y="15.098cm">
          <draw:text-box>
            <text:p><text:span text:style-name="T7">junction with beginning and end</text:span></text:p>
          </draw:text-box>
        </draw:frame>
        <draw:frame draw:style-name="gr13" draw:text-style-name="P8" draw:layer="layout" svg:width="1.328cm" svg:height="0.806cm" svg:x="4.09cm" svg:y="15.633cm">
          <draw:text-box>
            <text:p><text:span text:style-name="T8">beg</text:span></text:p>
          </draw:text-box>
        </draw:frame>
        <draw:frame draw:style-name="gr13" draw:text-style-name="P8" draw:layer="layout" svg:width="1.328cm" svg:height="0.806cm" svg:x="15.49cm" svg:y="15.633cm">
          <draw:text-box>
            <text:p><text:span text:style-name="T8">end</text:span></text:p>
          </draw:text-box>
        </draw:frame>
        <draw:line draw:style-name="gr14" draw:text-style-name="P2" draw:layer="layout" svg:x1="7.065cm" svg:y1="12.758cm" svg:x2="7.065cm" svg:y2="15.933cm">
          <text:p/>
        </draw:line>
        <draw:line draw:style-name="gr14" draw:text-style-name="P2" draw:layer="layout" svg:x1="14.665cm" svg:y1="12.759cm" svg:x2="14.665cm" svg:y2="15.934cm">
          <text:p/>
        </draw:line>
        <draw:frame draw:style-name="gr15" draw:text-style-name="P9" draw:layer="layout" svg:width="9.613cm" svg:height="1.361cm" svg:x="17.826cm" svg:y="5.866cm">
          <draw:text-box>
            <text:p><text:span text:style-name="T9">* Here only exons belonging to </text:span><text:span text:style-name="T10">one</text:span><text:span text:style-name="T9"> gene </text:span></text:p>
            <text:p><text:span text:style-name="T9"><text:s text:c="3"/></text:span><text:span text:style-name="T9">are considered.</text:span></text:p>
          </draw:text-box>
        </draw:frame>
        <draw:custom-shape draw:style-name="gr3" draw:text-style-name="P1" draw:layer="layout" svg:width="6.35cm" svg:height="1.932cm" svg:x="7.666cm" svg:y="0.408cm">
          <text:p text:style-name="P1"><text:span text:style-name="T1">Unique reads split-</text:span></text:p>
          <text:p text:style-name="P1"><text:span text:style-name="T1">mapping in 2 bloc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9.498cm" svg:height="1.607cm" svg:x="6.235cm" svg:y="5.563cm">
          <draw:text-box>
            <text:p text:style-name="P1"><text:span text:style-name="T1">Keep reads where the two blocks</text:span></text:p>
            <text:p text:style-name="P1"><text:span text:style-name="T1">overlap exons* from different genes</text:span></text:p>
          </draw:text-box>
        </draw:frame>
        <draw:line draw:style-name="gr5" draw:text-style-name="P2" draw:layer="layout" svg:x1="10.736cm" svg:y1="2.357cm" svg:x2="10.668cm" svg:y2="5.563cm">
          <text:p/>
        </draw:line>
        <draw:custom-shape draw:style-name="gr3" draw:text-style-name="P3" draw:layer="layout" svg:width="7.874cm" svg:height="2.106cm" svg:x="6.85cm" svg:y="7.908cm">
          <text:p text:style-name="P2"><text:span text:style-name="T2">Chimeric reads connecting</text:span></text:p>
          <text:p text:style-name="P2"><text:span text:style-name="T2">two different ge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3.105cm" svg:height="1.607cm" svg:x="4.337cm" svg:y="10.564cm">
          <draw:text-box>
            <text:p text:style-name="P1"><text:span text:style-name="T1">Collapse reads into chimeric junctions associated </text:span></text:p>
            <text:p text:style-name="P1"><text:span text:style-name="T1">to number of staggered and total supporting reads</text:span></text:p>
          </draw:text-box>
        </draw:frame>
        <draw:frame draw:style-name="gr2" draw:text-style-name="P3" draw:layer="layout" svg:width="12.165cm" svg:height="1.691cm" svg:x="4.638cm" svg:y="16.465cm">
          <draw:text-box>
            <text:p text:style-name="P2"><text:span text:style-name="T1">Keep junctions with ≥ x staggered reads</text:span></text:p>
            <text:p text:style-name="P2"><text:span text:style-name="T1">(x is chosen depending on sequencing depth)</text:span><text:span text:style-name="T2"> </text:span></text:p>
          </draw:text-box>
        </draw:frame>
        <draw:custom-shape draw:style-name="gr3" draw:text-style-name="P1" draw:layer="layout" svg:width="7.874cm" svg:height="1.656cm" svg:x="6.85cm" svg:y="18.958cm">
          <text:p text:style-name="P1"><text:span text:style-name="T1">Reliable chimeric jun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736cm" svg:y1="7.357cm" svg:x2="10.736cm" svg:y2="8.008cm">
          <text:p/>
        </draw:line>
        <draw:line draw:style-name="gr5" draw:text-style-name="P2" draw:layer="layout" svg:x1="10.736cm" svg:y1="9.958cm" svg:x2="10.736cm" svg:y2="10.609cm">
          <text:p/>
        </draw:line>
        <draw:line draw:style-name="gr5" draw:text-style-name="P2" draw:layer="layout" svg:x1="10.736cm" svg:y1="12.459cm" svg:x2="10.736cm" svg:y2="16.465cm">
          <text:p/>
        </draw:line>
        <draw:line draw:style-name="gr5" draw:text-style-name="P2" draw:layer="layout" svg:x1="10.736cm" svg:y1="18.259cm" svg:x2="10.736cm" svg:y2="18.91cm">
          <text:p/>
        </draw:line>
        <draw:custom-shape draw:style-name="gr16" draw:text-style-name="P2" draw:layer="layout" svg:width="27.432cm" svg:height="20.574cm" svg:x="0.254cm" svg:y="0.25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.159cm" svg:height="1.144cm" svg:x="21.654cm" svg:y="9.29cm">
          <draw:text-box>
            <text:p><text:span text:style-name="T11">Chimsplice</text:span></text:p>
          </draw:text-box>
        </draw:frame>
        <draw:line draw:style-name="gr17" draw:text-style-name="P2" draw:layer="layout" svg:x1="26.966cm" svg:y1="9.906cm" svg:x2="27.686cm" svg:y2="9.90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2="1" draw:dots2-length="0.204cm" draw:distance="0.15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A0000000ADFBE81A4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FBE81A4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FBE81A4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FBE81A4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FBE81A4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FBE81A4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FBE81A4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FBE81A4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FBE81A4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cm" fo:margin-bottom="0.1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cm" fo:margin-bottom="0.1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cm" fo:margin-bottom="0.1cm"/>
      <style:text-properties fo:font-size="24pt" style:font-size-asian="24pt" style:font-size-complex="24pt"/>
    </style:style>
    <style:style style:name="Default-outline9" style:family="presentation" style:parent-style-name="Default-outline8">
      <style:paragraph-properties fo:margin-top="0cm" fo:margin-bottom="0.1cm"/>
      <style:text-properties fo:font-size="24pt" style:font-size-asian="24pt" style:font-size-complex="24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00b8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0T11:27:31</meta:creation-date>
    <meta:editing-duration>P18DT9H11M12S</meta:editing-duration>
    <meta:editing-cycles>98</meta:editing-cycles>
    <meta:generator>LibreOffice/4.0.4.2$Linux_X86_64 LibreOffice_project/400m0$Build-2</meta:generator>
    <dc:date>2014-09-18T11:39:07</dc:date>
    <meta:document-statistic meta:object-count="99"/>
  </office:meta>
</office:document-meta>
</file>